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ialog" svg:font-family="Dialog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10.442cm"/>
    </style:style>
    <style:style style:name="co13" style:family="table-column">
      <style:table-column-properties fo:break-before="auto" style:column-width="9.786cm"/>
    </style:style>
    <style:style style:name="co14" style:family="table-column">
      <style:table-column-properties fo:break-before="auto" style:column-width="11.917cm"/>
    </style:style>
    <style:style style:name="co1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893cm"/>
    </style:style>
    <style:style style:name="co7" style:family="table-column">
      <style:table-column-properties fo:break-before="auto" style:column-width="8.692cm"/>
    </style:style>
    <style:style style:name="co8" style:family="table-column">
      <style:table-column-properties fo:break-before="auto" style:column-width="3.17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3.253cm"/>
    </style:style>
    <style:style style:name="co16" style:family="table-column">
      <style:table-column-properties fo:break-before="auto" style:column-width="2.979cm"/>
    </style:style>
    <style:style style:name="co17" style:family="table-column">
      <style:table-column-properties fo:break-before="auto" style:column-width="3.963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25.067cm"/>
    </style:style>
    <style:style style:name="co20" style:family="table-column">
      <style:table-column-properties fo:break-before="auto" style:column-width="2.815cm"/>
    </style:style>
    <style:style style:name="ro6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9.135cm" fo:break-before="auto" style:use-optimal-row-height="true"/>
    </style:style>
    <style:style style:name="ro9" style:family="table-row">
      <style:table-row-properties style:row-height="4.396cm" fo:break-before="auto" style:use-optimal-row-height="true"/>
    </style:style>
    <style:style style:name="ro10" style:family="table-row">
      <style:table-row-properties style:row-height="5.186cm" fo:break-before="auto" style:use-optimal-row-height="true"/>
    </style:style>
    <style:style style:name="ro12" style:family="table-row">
      <style:table-row-properties style:row-height="5.976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ackground-color="transparent" fo:wrap-option="wrap" style:vertical-align="middle"/>
    </style:style>
    <style:style style:name="ce14" style:family="table-cell" style:parent-style-name="Default" style:data-style-name="N100">
      <style:table-cell-properties fo:background-color="transparent" fo:wrap-option="wrap" style:vertical-align="middl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ackground-color="#cccccc"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ialog" fo:font-size="10pt" fo:font-style="normal" fo:text-shadow="none" style:text-underline-style="none" fo:font-weight="normal" style:font-size-asian="10pt" style:font-style-asian="normal" style:font-weight-asian="normal" style:font-name-complex="Dialog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ialog" fo:font-size="10pt" fo:font-style="normal" fo:text-shadow="none" style:text-underline-style="none" fo:font-weight="normal" style:font-size-asian="10pt" style:font-style-asian="normal" style:font-weight-asian="normal" style:font-name-complex="Dialog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ialog" fo:font-size="10pt" fo:font-style="normal" fo:text-shadow="none" style:text-underline-style="none" fo:font-weight="normal" style:font-size-asian="10pt" style:font-style-asian="normal" style:font-weight-asian="normal" style:font-name-complex="Dialog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cccc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font-name="Liberation Sans" fo:font-size="10pt" style:font-name-asian="Microsoft YaHei" style:font-size-asian="10pt" style:font-name-complex="Arial" style:font-size-complex="10pt"/>
    </style:style>
  </office:automatic-styles>
  <office:body>
    <office:spreadsheet>
      <table:table table:name="Tiques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10" table:default-cell-style-name="ce3"/>
        <table:table-column table:style-name="co16" table:default-cell-style-name="ce3"/>
        <table:table-column table:style-name="co17" table:default-cell-style-name="ce3"/>
        <table:table-column table:style-name="co9" table:number-columns-repeated="14" table:default-cell-style-name="ce3"/>
        <table:table-column table:style-name="co18" table:default-cell-style-name="ce11"/>
        <table:table-column table:style-name="co19" table:default-cell-style-name="ce3"/>
        <table:table-column table:style-name="co20" table:default-cell-style-name="ce3"/>
        <table:table-column table:style-name="co9" table:number-columns-repeated="997" table:default-cell-style-name="ce3"/>
        <table:table-column table:style-name="co9" table:default-cell-style-name="Default"/>
        <table:table-row table:style-name="ro7">
          <table:table-cell table:style-name="ce5" office:value-type="string">
            <text:p>OPERACIÓN</text:p>
          </table:table-cell>
          <table:table-cell table:style-name="ce5" office:value-type="string">
            <text:p>Titulo de la Actividad</text:p>
          </table:table-cell>
          <table:table-cell table:style-name="ce5" office:value-type="string">
            <text:p>Prioridad</text:p>
          </table:table-cell>
          <table:table-cell table:style-name="ce5" office:value-type="string">
            <text:p>Urgencia</text:p>
          </table:table-cell>
          <table:table-cell table:style-name="ce5" office:value-type="string">
            <text:p>Metafase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Usuario Creador</text:p>
          </table:table-cell>
          <table:table-cell table:style-name="ce5" office:value-type="string">
            <text:p>Usuario de Contactos</text:p>
          </table:table-cell>
          <table:table-cell table:style-name="ce5" office:value-type="string">
            <text:p>Usuario Asignado</text:p>
          </table:table-cell>
          <table:table-cell table:style-name="ce5" office:value-type="string">
            <text:p>Sistema de informacion</text:p>
          </table:table-cell>
          <table:table-cell table:style-name="ce5" office:value-type="string">
            <text:p>Nombre de instancia (BBDD)</text:p>
          </table:table-cell>
          <table:table-cell table:style-name="ce5" office:value-type="string">
            <text:p>Producto / tecnologia</text:p>
          </table:table-cell>
          <table:table-cell table:style-name="ce5" office:value-type="string">
            <text:p>Otro producto</text:p>
          </table:table-cell>
          <table:table-cell table:style-name="ce5" office:value-type="string">
            <text:p>Motivo de la solicitud</text:p>
          </table:table-cell>
          <table:table-cell table:style-name="ce5" office:value-type="string">
            <text:p>Medio de resolucion</text:p>
          </table:table-cell>
          <table:table-cell table:style-name="ce5" office:value-type="string">
            <text:p>Horario</text:p>
          </table:table-cell>
          <table:table-cell table:style-name="ce5" office:value-type="string">
            <text:p>Motivo Actuacion</text:p>
          </table:table-cell>
          <table:table-cell table:style-name="ce5" office:value-type="string">
            <text:p>Tipo/Naturaleza de Asistencia</text:p>
          </table:table-cell>
          <table:table-cell table:style-name="ce5" office:value-type="string">
            <text:p>Motivo del Cierre</text:p>
          </table:table-cell>
          <table:table-cell table:style-name="ce5" office:value-type="string">
            <text:p>Motivo del Cierre2</text:p>
          </table:table-cell>
          <table:table-cell table:style-name="ce5" office:value-type="string">
            <text:p>Fec. Ini</text:p>
          </table:table-cell>
          <table:table-cell table:style-name="ce5" office:value-type="string">
            <text:p>Fec. Fin</text:p>
          </table:table-cell>
          <table:table-cell table:style-name="ce5" office:value-type="string">
            <text:p>última actulización</text:p>
          </table:table-cell>
          <table:table-cell table:style-name="ce7" office:value-type="string">
            <text:p>TICKETNAOS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FASE</text:p>
          </table:table-cell>
          <table:table-cell table:style-name="ce5" table:number-columns-repeated="997"/>
          <table:table-cell table:style-name="ce12"/>
        </table:table-row>
        <table:table-row table:style-name="ro8">
          <table:table-cell table:style-name="ce6" office:value-type="string">
            <text:p>Notificar Incidencia</text:p>
          </table:table-cell>
          <table:table-cell table:style-name="ce6" office:value-type="string">
            <text:p>Error en Forms 6i</text:p>
          </table:table-cell>
          <table:table-cell table:style-name="ce6" office:value-type="string">
            <text:p>PLANIFICACIÓN</text:p>
          </table:table-cell>
          <table:table-cell table:style-name="ce6" office:value-type="string">
            <text:p>Baja</text:p>
          </table:table-cell>
          <table:table-cell table:style-name="ce6" office:value-type="string">
            <text:p>CIERRE</text:p>
          </table:table-cell>
          <table:table-cell table:style-name="ce6" office:value-type="string">
            <text:p>C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enrique.ramiro.ext</text:p>
          </table:table-cell>
          <table:table-cell table:style-name="ce6" office:value-type="string">
            <text:p>Oracle Forms 6i</text:p>
          </table:table-cell>
          <table:table-cell table:style-name="ce6" office:value-type="string">
            <text:p>PROD</text:p>
          </table:table-cell>
          <table:table-cell table:style-name="ce6" office:value-type="string">
            <text:p>Middleware - Developer Suite</text:p>
          </table:table-cell>
          <table:table-cell table:style-name="ce6"/>
          <table:table-cell table:style-name="ce6" office:value-type="string">
            <text:p>Migracion o actualizaciones de productos Oracle</text:p>
          </table:table-cell>
          <table:table-cell table:style-name="ce6" office:value-type="string">
            <text:p>Remoto</text:p>
          </table:table-cell>
          <table:table-cell table:style-name="ce6" office:value-type="string">
            <text:p>8x5</text:p>
          </table:table-cell>
          <table:table-cell table:style-name="ce6" table:number-columns-repeated="3"/>
          <table:table-cell table:style-name="ce6" office:value-type="string">
            <text:p>No Solucionado</text:p>
          </table:table-cell>
          <table:table-cell table:style-name="ce6" office:value-type="string">
            <text:p>19/02/2015 22:01:02</text:p>
          </table:table-cell>
          <table:table-cell table:style-name="ce6" office:value-type="string">
            <text:p>29/05/2015 12:58:17</text:p>
          </table:table-cell>
          <table:table-cell table:style-name="ce6" office:value-type="string">
            <text:p>29/05/2015 12:58:43</text:p>
          </table:table-cell>
          <table:table-cell table:style-name="ce8" office:value-type="float" office:value="200515">
            <text:p>200515</text:p>
          </table:table-cell>
          <table:table-cell table:style-name="ce6" office:value-type="string">
            <text:p>&lt;div&gt;&lt;span style="color: #1f497d;"&gt;Buenas tardes,&amp;nbsp;&lt;/span&gt;&lt;/div&gt;</text:p>
            <text:p>&lt;div&gt;&lt;span style="color: #1f497d;"&gt;&lt;br /&gt;&lt;/span&gt;&lt;/div&gt;</text:p>
            <text:p>&lt;div&gt;&lt;span style="color: #1f497d;"&gt;Estamos sufriendo errores en nuestra principal aplicaci&amp;oacute;n de negocio.&lt;/span&gt;&amp;nbsp;&lt;span style="color: #1f497d;"&gt;La aplicaci&amp;oacute;n genera un cierre inesperado al realizar un CALL_FORM mostrando en los ficheros de log un aparente problema con la librer&amp;iacute;a msvcrt.dll. Adjunto los logs correspondientes.&lt;/span&gt;&lt;/div&gt;</text:p>
            <text:p>&lt;div&gt;</text:p>
            <text:p>&lt;p class="MsoNormal"&gt;&lt;span style="color: #1f497d;"&gt;Plataforma:&lt;/span&gt;&lt;/p&gt;</text:p>
            <text:p>&lt;p class="MsoListParagraph" style="text-indent:-18.0pt;mso-list:l0 level1 lfo1"&gt;&lt;!--[if !supportLists]--&gt;&lt;span style="font-family:Symbol;mso-fareast-font-family:Symbol;mso-bidi-font-family: Symbol;color:#1F497D"&gt;&amp;middot;&lt;span style="font-stretch: normal; font-size: 7pt; font-family: 'Times New Roman';"&gt;&amp;nbsp;&amp;nbsp;&amp;nbsp;&amp;nbsp;&amp;nbsp;&amp;nbsp;&amp;nbsp;&amp;nbsp; &lt;/span&gt;&lt;/span&gt;&lt;!--[endif]--&gt;&lt;span style="color:#1F497D"&gt;Caso 1:&amp;nbsp;&lt;/span&gt;&lt;span style="font-family:&amp;quot;Courier New&amp;quot;; mso-fareast-font-family:&amp;quot;Courier New&amp;quot;;color:#1F497D"&gt;&lt;span style="font-stretch: normal; font-size: 7pt; font-family: 'Times New Roman';"&gt;&amp;nbsp;&lt;/span&gt;&lt;/span&gt;&lt;span style="color:#1F497D"&gt;Base de datos 10g 32 bits,&lt;/span&gt;&lt;span style="font-family:&amp;quot;Courier New&amp;quot;; mso-fareast-font-family:&amp;quot;Courier New&amp;quot;;color:#1F497D"&gt;&lt;span style="font-stretch: normal; font-size: 7pt; font-family: 'Times New Roman';"&gt;&amp;nbsp;&amp;nbsp;&lt;/span&gt;&lt;/span&gt;&lt;span style="color:#1F497D"&gt;Oracle Form 6i, W&lt;/span&gt;&lt;span style="color: #1f497d; text-indent: -18pt;"&gt;indows 2003 32 bits,&amp;nbsp;&lt;/span&gt;&lt;span style="color: #1f497d; text-indent: -18pt;"&gt;Fichero de log: 6088&lt;/span&gt;&lt;/p&gt;</text:p>
            <text:p>&lt;p class="MsoListParagraph" style="text-indent:-18.0pt;mso-list:l0 level1 lfo1"&gt;&lt;!--[if !supportLists]--&gt;&lt;span style="font-family:Symbol;mso-fareast-font-family:Symbol;mso-bidi-font-family: Symbol;color:#1F497D"&gt;&amp;middot;&lt;span style="font-stretch: normal; font-size: 7pt; font-family: 'Times New Roman';"&gt;&amp;nbsp;&amp;nbsp;&amp;nbsp;&amp;nbsp;&amp;nbsp;&amp;nbsp;&amp;nbsp;&amp;nbsp; &lt;/span&gt;&lt;/span&gt;&lt;!--[endif]--&gt;&lt;span style="color:#1F497D"&gt;Caso 2: B&lt;/span&gt;&lt;span style="color: #1f497d; text-indent: -18pt;"&gt;ase de datos 11g 64 bits,&amp;nbsp;&lt;/span&gt;&lt;span style="font-family:&amp;quot;Courier New&amp;quot;; mso-fareast-font-family:&amp;quot;Courier New&amp;quot;;color:#1F497D"&gt;&lt;span style="font-stretch: normal; font-size: 7pt; font-family: 'Times New Roman';"&gt;&amp;nbsp;&lt;/span&gt;&lt;/span&gt;&lt;span style="color:#1F497D"&gt;Oracle Form 6i,&amp;nbsp;&lt;/span&gt;&lt;span style="color: #1f497d; text-indent: -18pt;"&gt;Windows 2008 64 bits,&amp;nbsp;&lt;/span&gt;&lt;span style="color: #1f497d; text-indent: -18pt;"&gt;Fichero de log: 7384&lt;/span&gt;&lt;/p&gt;</text:p>
            <text:p>&lt;/div&gt;</text:p>
          </table:table-cell>
          <table:table-cell table:style-name="ce6" office:value-type="string">
            <text:p>Cierre temporal</text:p>
          </table:table-cell>
          <table:table-cell table:style-name="ce6" table:number-columns-repeated="997"/>
          <table:table-cell table:style-name="ce15"/>
        </table:table-row>
        <table:table-row table:style-name="ro3">
          <table:table-cell table:style-name="ce6" office:value-type="string">
            <text:p>Notificar Incidencia</text:p>
          </table:table-cell>
          <table:table-cell table:style-name="ce6" office:value-type="string">
            <text:p>Entorno Preproducción Weblogic</text:p>
          </table:table-cell>
          <table:table-cell table:style-name="ce6" office:value-type="string">
            <text:p>BAJA</text:p>
          </table:table-cell>
          <table:table-cell table:style-name="ce6" office:value-type="string">
            <text:p>Media</text:p>
          </table:table-cell>
          <table:table-cell table:style-name="ce6" office:value-type="string">
            <text:p>CIERRE</text:p>
          </table:table-cell>
          <table:table-cell table:style-name="ce6" office:value-type="string">
            <text:p>C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Servidor Weblogic / Aplicaciones Web</text:p>
          </table:table-cell>
          <table:table-cell table:style-name="ce6" office:value-type="string">
            <text:p>PROD / ORADESA</text:p>
          </table:table-cell>
          <table:table-cell table:style-name="ce6" office:value-type="string">
            <text:p>Middleware - Weblogic Server</text:p>
          </table:table-cell>
          <table:table-cell table:style-name="ce6"/>
          <table:table-cell table:style-name="ce6" office:value-type="string">
            <text:p>Errores/problemas en Administracion avanzada de productos Oracle</text:p>
          </table:table-cell>
          <table:table-cell table:style-name="ce6" office:value-type="string">
            <text:p>Presencial</text:p>
          </table:table-cell>
          <table:table-cell table:style-name="ce6" office:value-type="string">
            <text:p>8x5</text:p>
          </table:table-cell>
          <table:table-cell table:style-name="ce6" table:number-columns-repeated="3"/>
          <table:table-cell table:style-name="ce6" office:value-type="string">
            <text:p>Atendido</text:p>
          </table:table-cell>
          <table:table-cell table:style-name="ce6" office:value-type="string">
            <text:p>11/02/2015 07:38:17</text:p>
          </table:table-cell>
          <table:table-cell table:style-name="ce6" office:value-type="string">
            <text:p>27/02/2015 14:25:01</text:p>
          </table:table-cell>
          <table:table-cell table:style-name="ce6" office:value-type="string">
            <text:p>27/02/2015 14:25:01</text:p>
          </table:table-cell>
          <table:table-cell table:style-name="ce8" office:value-type="float" office:value="200444">
            <text:p>200444</text:p>
          </table:table-cell>
          <table:table-cell table:style-name="ce6" office:value-type="string">
            <text:p>&lt;p class="MsoNormal"&gt;&lt;span style="color: #1f497d;"&gt;Tras separar el entorno de preproducci&amp;oacute;n en un nuevo dominio de weblogic con un manejado dentro de la m&amp;aacute;quina Windows 2008 Server R2, se sigue observando que la aplicaci&amp;oacute;n desplegada en el servidor de preproducci&amp;oacute;n sigue provocando el mismo error:&lt;/span&gt;&lt;/p&gt;</text:p>
            <text:p>&lt;p class="MsoNormal"&gt;&lt;span lang="EN-US"&gt;&amp;nbsp;&lt;/span&gt;&lt;/p&gt;</text:p>
            <text:p>&lt;p class="MsoNormal"&gt;&lt;span lang="EN-US"&gt;error:java.sql.SQLRecoverableException: Connection has been administratively disabled. Try later&lt;/span&gt;&lt;/p&gt;</text:p>
            <text:p>&lt;p class="MsoNormal"&gt;&lt;span lang="EN-US"&gt;&amp;nbsp;&lt;/span&gt;&lt;/p&gt;</text:p>
            <text:p>&lt;p class="MsoNormal"&gt;&lt;span style="color: #1f497d;"&gt;Este error ya se repet&amp;iacute;a en el anterior escenario en el cual el servidor de preproducci&amp;oacute;n se encontraba en el mismo dominio que el de producci&amp;oacute;n.&lt;/span&gt;&lt;/p&gt;</text:p>
          </table:table-cell>
          <table:table-cell table:style-name="ce6" office:value-type="string">
            <text:p>Cierre definitivo</text:p>
          </table:table-cell>
          <table:table-cell table:style-name="ce6" table:number-columns-repeated="997"/>
          <table:table-cell table:style-name="ce15"/>
        </table:table-row>
        <table:table-row table:style-name="ro9">
          <table:table-cell table:style-name="ce6" office:value-type="string">
            <text:p>Formular consulta técnica</text:p>
          </table:table-cell>
          <table:table-cell table:style-name="ce6" office:value-type="string">
            <text:p>Rendimiento Servidor Weblogic</text:p>
          </table:table-cell>
          <table:table-cell table:style-name="ce6" office:value-type="string">
            <text:p>BAJA</text:p>
          </table:table-cell>
          <table:table-cell table:style-name="ce6" office:value-type="string">
            <text:p>Media</text:p>
          </table:table-cell>
          <table:table-cell table:style-name="ce6" office:value-type="string">
            <text:p>CIERRE</text:p>
          </table:table-cell>
          <table:table-cell table:style-name="ce6" office:value-type="string">
            <text:p>C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enrique.ramiro.ext</text:p>
          </table:table-cell>
          <table:table-cell table:style-name="ce6" table:number-columns-repeated="2"/>
          <table:table-cell table:style-name="ce6" office:value-type="string">
            <text:p>General/Varios</text:p>
          </table:table-cell>
          <table:table-cell table:style-name="ce6"/>
          <table:table-cell table:style-name="ce6" office:value-type="string">
            <text:p>Errores/problemas en Administracion avanzada de productos Oracle</text:p>
          </table:table-cell>
          <table:table-cell table:style-name="ce6" office:value-type="string">
            <text:p>Presencial</text:p>
          </table:table-cell>
          <table:table-cell table:style-name="ce6" table:number-columns-repeated="4"/>
          <table:table-cell table:style-name="ce6" office:value-type="string">
            <text:p>Atendido</text:p>
          </table:table-cell>
          <table:table-cell table:style-name="ce6" office:value-type="string">
            <text:p>16/09/2014 12:18:38</text:p>
          </table:table-cell>
          <table:table-cell table:style-name="ce6" office:value-type="string">
            <text:p>09/02/2015 00:00:02</text:p>
          </table:table-cell>
          <table:table-cell table:style-name="ce6" office:value-type="string">
            <text:p>09/02/2015 00:00:02</text:p>
          </table:table-cell>
          <table:table-cell table:style-name="ce8" office:value-type="float" office:value="101067">
            <text:p>101067</text:p>
          </table:table-cell>
          <table:table-cell table:style-name="ce6" office:value-type="string">
            <text:p>Actualmente tenemos un servidor Weblogic Server versión 10.3.6.0 montado sobre un Windows 2008 Server R2 contando con 8gb de memoria y 4 nucleos. El sistema se encuentra virtualizado sobre VMWare.</text:p>
            <text:p>En dicho servidor existen 3 servidores (instancias) en ejecución. Los servidores son 1 de producción, 1 de preproducción o pruebas y el gestor de nodos.</text:p>
            <text:p>En el servidor de producción tenemos 2 aplicaciones desplegadas.</text:p>
            <text:p>Se ha detectado problemas de rendimiento en instancia de producción lo que provoca que las aplicaciones dejen de recibir las peticiones de los usuarios teniendo que reiniciar la instancia correspondiente para volver a tener la aplicación lista para los usuarios. </text:p>
            <text:p/>
            <text:p>Esta maquina es de producción lo que ocasiona graves perjuicios a los usuarios al estar continuamente sin poder dar servicio. Si se necesita cualquier tipo de información adicional no duden en ponerse en contacto conmigo.</text:p>
            <text:p/>
            <text:p>Un saludo.</text:p>
          </table:table-cell>
          <table:table-cell table:style-name="ce6" office:value-type="string">
            <text:p>Cierre definitivo</text:p>
          </table:table-cell>
          <table:table-cell table:style-name="ce6" table:number-columns-repeated="997"/>
          <table:table-cell table:style-name="ce15"/>
        </table:table-row>
        <table:table-row table:style-name="ro3">
          <table:table-cell table:style-name="ce6" office:value-type="string">
            <text:p>Notificar Incidencia</text:p>
          </table:table-cell>
          <table:table-cell table:style-name="ce6" office:value-type="string">
            <text:p>Error en el arranque de servicios Oracle 10g</text:p>
          </table:table-cell>
          <table:table-cell table:style-name="ce6" office:value-type="string">
            <text:p>MEDIA</text:p>
          </table:table-cell>
          <table:table-cell table:style-name="ce6" office:value-type="string">
            <text:p>Alta</text:p>
          </table:table-cell>
          <table:table-cell table:style-name="ce6" office:value-type="string">
            <text:p>CIERRE</text:p>
          </table:table-cell>
          <table:table-cell table:style-name="ce6" office:value-type="string">
            <text:p>C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sergio.oterino.ext</text:p>
          </table:table-cell>
          <table:table-cell table:style-name="ce6" office:value-type="string">
            <text:p>Servicios Oracle 10g / Aplicativo de Gestión de ITV de VEIASA</text:p>
          </table:table-cell>
          <table:table-cell table:style-name="ce6" office:value-type="string">
            <text:p>sora</text:p>
          </table:table-cell>
          <table:table-cell table:style-name="ce6" office:value-type="string">
            <text:p>RDBMS - Oracle Database</text:p>
          </table:table-cell>
          <table:table-cell table:style-name="ce6"/>
          <table:table-cell table:style-name="ce6" office:value-type="string">
            <text:p>Errores/problemas en Administracion avanzada de productos Oracle</text:p>
          </table:table-cell>
          <table:table-cell table:style-name="ce6" office:value-type="string">
            <text:p>Presencial</text:p>
          </table:table-cell>
          <table:table-cell table:style-name="ce6" office:value-type="string">
            <text:p>8x5</text:p>
          </table:table-cell>
          <table:table-cell table:style-name="ce6" table:number-columns-repeated="3"/>
          <table:table-cell table:style-name="ce6" office:value-type="string">
            <text:p>Atendido</text:p>
          </table:table-cell>
          <table:table-cell table:style-name="ce6" office:value-type="string">
            <text:p>24/10/2014 10:06:29</text:p>
          </table:table-cell>
          <table:table-cell table:style-name="ce6" office:value-type="string">
            <text:p>24/02/2015 20:53:26</text:p>
          </table:table-cell>
          <table:table-cell table:style-name="ce6" office:value-type="string">
            <text:p>16/02/2015 14:54:53</text:p>
          </table:table-cell>
          <table:table-cell table:style-name="ce8" office:value-type="float" office:value="200107">
            <text:p>200107</text:p>
          </table:table-cell>
          <table:table-cell table:style-name="ce6" office:value-type="string">
            <text:p>Buenos días,</text:p>
            <text:p/>
            <text:p>Comunicaros que estamos teniendo problemas continuados con el arranque/ejecución de los servicios oracle en los servidores de nuestras estaciones. La base de datos es Oracle 10g y corre sobre Windows Server 2003. Estos servidores se reinician todas las noches a las 00:00. Cuando arrancamos las diferentes estaciones a las 07:00 u 08:00 los servicios de oracle aparecen arrancados pero no funcionan. Reiniciando estos servicios inmediatamente la instancia empieza a funcionar otra vez sin ningún problema.</text:p>
            <text:p/>
            <text:p>Un saludo.</text:p>
          </table:table-cell>
          <table:table-cell table:style-name="ce6" office:value-type="string">
            <text:p>Cierre definitivo</text:p>
          </table:table-cell>
          <table:table-cell table:style-name="ce6" table:number-columns-repeated="997"/>
          <table:table-cell table:style-name="ce15"/>
        </table:table-row>
        <table:table-row table:style-name="ro7">
          <table:table-cell office:value-type="string">
            <text:p>Solicitar Asistencia Especializada</text:p>
          </table:table-cell>
          <table:table-cell office:value-type="string">
            <text:p>VEIASA. Seguimiento del SR 3-10326817041</text:p>
          </table:table-cell>
          <table:table-cell office:value-type="string">
            <text:p>BAJA</text:p>
          </table:table-cell>
          <table:table-cell office:value-type="string">
            <text:p>Baj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office:value-type="string">
            <text:p>enrique.ramiro.ext</text:p>
          </table:table-cell>
          <table:table-cell office:value-type="string">
            <text:p>sergio.oterino.ext</text:p>
          </table:table-cell>
          <table:table-cell office:value-type="string">
            <text:p>enrique.ramiro.ext</text:p>
          </table:table-cell>
          <table:table-cell table:number-columns-repeated="2"/>
          <table:table-cell office:value-type="string">
            <text:p>Middleware - Weblogic Server</text:p>
          </table:table-cell>
          <table:table-cell table:number-columns-repeated="2"/>
          <table:table-cell office:value-type="string">
            <text:p>Remoto</text:p>
          </table:table-cell>
          <table:table-cell office:value-type="string">
            <text:p>8x5</text:p>
          </table:table-cell>
          <table:table-cell/>
          <table:table-cell office:value-type="string">
            <text:p>Escalada de SR en MOS</text:p>
          </table:table-cell>
          <table:table-cell/>
          <table:table-cell office:value-type="string">
            <text:p>No Solucionado</text:p>
          </table:table-cell>
          <table:table-cell office:value-type="string">
            <text:p>27/02/2015 14:04:00</text:p>
          </table:table-cell>
          <table:table-cell table:number-columns-repeated="2" office:value-type="string">
            <text:p>29/05/2015 13:02:03</text:p>
          </table:table-cell>
          <table:table-cell table:style-name="ce9" office:value-type="float" office:value="200568">
            <text:p>200568</text:p>
          </table:table-cell>
          <table:table-cell office:value-type="string">
            <text:p>Viene del Tique de NAOS INC-200444 - Entorno Preproducci&amp;oacute;n Weblogic&lt;br /&gt;&lt;br /&gt;Siguiendo las indicaciones de la direcci&amp;oacute;n del proyecto del Servicio Corporativo Oracle, procedo al cierre del tique anterior y se har&amp;aacute; el seguimiento del SR 3-10326817041 en este nuevo tique que es del tipo Solicitar de Asistencia Especializada con solicitud de seguimiento de SR.</text:p>
          </table:table-cell>
          <table:table-cell office:value-type="string">
            <text:p>Cierre temporal</text:p>
          </table:table-cell>
          <table:table-cell table:number-columns-repeated="998"/>
        </table:table-row>
        <table:table-row table:style-name="ro7">
          <table:table-cell office:value-type="string">
            <text:p>Solicitar Asistencia Especializada</text:p>
          </table:table-cell>
          <table:table-cell office:value-type="string">
            <text:p>VEIASA. Seguimiento del SR 3-10258509741</text:p>
          </table:table-cell>
          <table:table-cell office:value-type="string">
            <text:p>MEDIA</text:p>
          </table:table-cell>
          <table:table-cell office:value-type="string">
            <text:p>Baj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office:value-type="string">
            <text:p>enrique.ramiro.ext</text:p>
          </table:table-cell>
          <table:table-cell office:value-type="string">
            <text:p>sergio.oterino.ext</text:p>
          </table:table-cell>
          <table:table-cell office:value-type="string">
            <text:p>enrique.ramiro.ext</text:p>
          </table:table-cell>
          <table:table-cell office:value-type="string">
            <text:p>ITV</text:p>
          </table:table-cell>
          <table:table-cell office:value-type="string">
            <text:p>Varias BBDD</text:p>
          </table:table-cell>
          <table:table-cell office:value-type="string">
            <text:p>RDBMS - Oracle Database</text:p>
          </table:table-cell>
          <table:table-cell table:number-columns-repeated="2"/>
          <table:table-cell office:value-type="string">
            <text:p>Remoto</text:p>
          </table:table-cell>
          <table:table-cell office:value-type="string">
            <text:p>8x5</text:p>
          </table:table-cell>
          <table:table-cell/>
          <table:table-cell office:value-type="string">
            <text:p>Revisión de configuración</text:p>
          </table:table-cell>
          <table:table-cell/>
          <table:table-cell office:value-type="string">
            <text:p>Solucionado</text:p>
          </table:table-cell>
          <table:table-cell office:value-type="string">
            <text:p>19/02/2015 16:42:35</text:p>
          </table:table-cell>
          <table:table-cell office:value-type="string">
            <text:p>01/06/2015 00:00:00</text:p>
          </table:table-cell>
          <table:table-cell office:value-type="string">
            <text:p>31/05/2015 23:57:58</text:p>
          </table:table-cell>
          <table:table-cell table:style-name="ce9" office:value-type="float" office:value="200511">
            <text:p>200511</text:p>
          </table:table-cell>
          <table:table-cell office:value-type="string">
            <text:p>Viene del Tique de NAOS INC-200107 - Error en el arranque de servicios Oracle 10g.&lt;br /&gt;&lt;br /&gt;Siguiendo las indicaciones de la direcci&amp;oacute;n del proyecto del Servicio Corporativo Oracle, procedo al cierre del tique anterior y se har&amp;aacute; el seguimiento del SR 3-10258509741 en este nuevo tique que es del tipo Solicitar de Asistencia Especializada con solicitud de seguimiento de SR.</text:p>
          </table:table-cell>
          <table:table-cell office:value-type="string">
            <text:p>Cierre definitivo</text:p>
          </table:table-cell>
          <table:table-cell table:number-columns-repeated="998"/>
        </table:table-row>
        <table:table-row table:style-name="ro5">
          <table:table-cell office:value-type="string">
            <text:p>Solicitar Asistencia Especializada</text:p>
          </table:table-cell>
          <table:table-cell office:value-type="string">
            <text:p>VEIASA. Pruebas de Restauración y Recuperación con RMAN</text:p>
          </table:table-cell>
          <table:table-cell office:value-type="string">
            <text:p>BAJA</text:p>
          </table:table-cell>
          <table:table-cell office:value-type="string">
            <text:p>Baj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office:value-type="string">
            <text:p>enrique.ramiro.ext</text:p>
          </table:table-cell>
          <table:table-cell office:value-type="string">
            <text:p>luis.gavira.cortes</text:p>
          </table:table-cell>
          <table:table-cell office:value-type="string">
            <text:p>enrique.ramiro.ext</text:p>
          </table:table-cell>
          <table:table-cell table:number-columns-repeated="2"/>
          <table:table-cell office:value-type="string">
            <text:p>RDBMS - RMAN</text:p>
          </table:table-cell>
          <table:table-cell table:number-columns-repeated="2"/>
          <table:table-cell office:value-type="string">
            <text:p>Remoto</text:p>
          </table:table-cell>
          <table:table-cell office:value-type="string">
            <text:p>8x5</text:p>
          </table:table-cell>
          <table:table-cell/>
          <table:table-cell office:value-type="string">
            <text:p>Soporte a pruebas</text:p>
          </table:table-cell>
          <table:table-cell/>
          <table:table-cell office:value-type="string">
            <text:p>Servicio No Realizado</text:p>
          </table:table-cell>
          <table:table-cell office:value-type="string">
            <text:p>11/09/2014 12:24:38</text:p>
          </table:table-cell>
          <table:table-cell office:value-type="string">
            <text:p>13/12/2014 00:00:06</text:p>
          </table:table-cell>
          <table:table-cell office:value-type="string">
            <text:p>12/12/2014 23:59:17</text:p>
          </table:table-cell>
          <table:table-cell table:style-name="ce9" office:value-type="float" office:value="100776">
            <text:p>100776</text:p>
          </table:table-cell>
          <table:table-cell office:value-type="string">
            <text:p>En la reunión de planificación mantenida con el organismo se acuerda la realización de pruebas de Restauración y Recuperación con RMAN.</text:p>
          </table:table-cell>
          <table:table-cell office:value-type="string">
            <text:p>Cierre definitivo</text:p>
          </table:table-cell>
          <table:table-cell table:number-columns-repeated="998"/>
        </table:table-row>
        <table:table-row table:style-name="ro11">
          <table:table-cell office:value-type="string">
            <text:p>Solicitar Asistencia Especializada</text:p>
          </table:table-cell>
          <table:table-cell office:value-type="string">
            <text:p>VEIASA: Plan de soporte 2015 de los servicios de Oracle ACS tras reunión del 10/03/15</text:p>
          </table:table-cell>
          <table:table-cell office:value-type="string">
            <text:p>MEDIA</text:p>
          </table:table-cell>
          <table:table-cell office:value-type="string">
            <text:p>Baj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office:value-type="string">
            <text:p>agustin.calvo.ext</text:p>
          </table:table-cell>
          <table:table-cell office:value-type="string">
            <text:p>luis.gavira.cortes</text:p>
          </table:table-cell>
          <table:table-cell office:value-type="string">
            <text:p>agustin.calvo.ext</text:p>
          </table:table-cell>
          <table:table-cell office:value-type="string">
            <text:p>Oracle</text:p>
          </table:table-cell>
          <table:table-cell office:value-type="string">
            <text:p>SDP2015</text:p>
          </table:table-cell>
          <table:table-cell office:value-type="string">
            <text:p>General/Varios</text:p>
          </table:table-cell>
          <table:table-cell office:value-type="string">
            <text:p>SDP 2015</text:p>
          </table:table-cell>
          <table:table-cell/>
          <table:table-cell office:value-type="string">
            <text:p>Presencial</text:p>
          </table:table-cell>
          <table:table-cell office:value-type="string">
            <text:p>8x5</text:p>
          </table:table-cell>
          <table:table-cell/>
          <table:table-cell office:value-type="string">
            <text:p>Reunión presencial</text:p>
          </table:table-cell>
          <table:table-cell/>
          <table:table-cell office:value-type="string">
            <text:p>Servicio Realizado</text:p>
          </table:table-cell>
          <table:table-cell office:value-type="string">
            <text:p>13/03/2015 12:44:34</text:p>
          </table:table-cell>
          <table:table-cell office:value-type="string">
            <text:p>24/03/2015 00:00:07</text:p>
          </table:table-cell>
          <table:table-cell office:value-type="string">
            <text:p>23/03/2015 23:58:17</text:p>
          </table:table-cell>
          <table:table-cell table:style-name="ce9" office:value-type="float" office:value="200669">
            <text:p>200669</text:p>
          </table:table-cell>
          <table:table-cell office:value-type="string">
            <text:p>Reunion revision plan de soporte 2014 y elaboracion plan de soporte 2015</text:p>
          </table:table-cell>
          <table:table-cell office:value-type="string">
            <text:p>Cierre definitivo</text:p>
          </table:table-cell>
          <table:table-cell table:number-columns-repeated="998"/>
        </table:table-row>
        <table:table-row table:style-name="ro5">
          <table:table-cell office:value-type="string">
            <text:p>Proponer, evaluar, ejecutar y verificar cambio</text:p>
          </table:table-cell>
          <table:table-cell office:value-type="string">
            <text:p>JDA - VEIASA: Oracle ACS Alerts - Riesgo asociado a alcanzar el límite de SCN y sus soluciones</text:p>
          </table:table-cell>
          <table:table-cell office:value-type="string">
            <text:p>MEDIA</text:p>
          </table:table-cell>
          <table:table-cell office:value-type="string">
            <text:p>Medi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office:value-type="string">
            <text:p>agustin.calvo.ext</text:p>
          </table:table-cell>
          <table:table-cell office:value-type="string">
            <text:p>luis.gavira.cortes</text:p>
          </table:table-cell>
          <table:table-cell office:value-type="string">
            <text:p>agustin.calvo.ext</text:p>
          </table:table-cell>
          <table:table-cell table:number-columns-repeated="9"/>
          <table:table-cell office:value-type="string">
            <text:p>Información proactiva</text:p>
          </table:table-cell>
          <table:table-cell office:value-type="string">
            <text:p>Servicio Realizado</text:p>
          </table:table-cell>
          <table:table-cell office:value-type="string">
            <text:p>08/04/2015 10:29:16</text:p>
          </table:table-cell>
          <table:table-cell office:value-type="string">
            <text:p>19/04/2015 00:00:04</text:p>
          </table:table-cell>
          <table:table-cell office:value-type="string">
            <text:p>18/04/2015 23:58:00</text:p>
          </table:table-cell>
          <table:table-cell table:style-name="ce9" office:value-type="float" office:value="200942">
            <text:p>200942</text:p>
          </table:table-cell>
          <table:table-cell office:value-type="string">
            <text:p>Buenos d&amp;iacute;as,&lt;br /&gt;Abro este ticket de la alerta que os envi&amp;eacute; el lunes 6 de abril. &lt;br /&gt;Cualquier pregunta o aclaraci&amp;oacute;n, no dud&amp;eacute;is contactar con nosotros.&lt;br /&gt;Un abrazo</text:p>
          </table:table-cell>
          <table:table-cell office:value-type="string">
            <text:p>Cierre definitivo</text:p>
          </table:table-cell>
          <table:table-cell table:number-columns-repeated="998"/>
        </table:table-row>
        <table:table-row table:style-name="ro6">
          <table:table-cell table:style-name="ce4" table:number-columns-repeated="23"/>
          <table:table-cell table:style-name="ce10"/>
          <table:table-cell table:style-name="ce4" table:number-columns-repeated="999"/>
          <table:table-cell table:style-name="ce16"/>
        </table:table-row>
        <table:table-row table:style-name="ro10">
          <table:table-cell office:value-type="string">
            <text:p>Solicitar Acceso</text:p>
          </table:table-cell>
          <table:table-cell office:value-type="string">
            <text:p>Acceso a Oracle descargas de parches de Oracle</text:p>
          </table:table-cell>
          <table:table-cell office:value-type="string">
            <text:p>BAJA</text:p>
          </table:table-cell>
          <table:table-cell office:value-type="string">
            <text:p>Medi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table:number-columns-repeated="2" office:value-type="string">
            <text:p>luis.gavira.cortes</text:p>
          </table:table-cell>
          <table:table-cell office:value-type="string">
            <text:p>NO EXISTE</text:p>
          </table:table-cell>
          <table:table-cell table:number-columns-repeated="10"/>
          <table:table-cell office:value-type="string">
            <text:p>Servicio Realizado</text:p>
          </table:table-cell>
          <table:table-cell office:value-type="string">
            <text:p>18/02/2015 11:37:32</text:p>
          </table:table-cell>
          <table:table-cell office:value-type="string">
            <text:p>26/02/2015 09:16:56</text:p>
          </table:table-cell>
          <table:table-cell office:value-type="string">
            <text:p>26/02/2015 09:16:57</text:p>
          </table:table-cell>
          <table:table-cell table:style-name="ce9" office:value-type="float" office:value="200494">
            <text:p>200494</text:p>
          </table:table-cell>
          <table:table-cell office:value-type="string">
            <text:p>&lt;table class="MsoNormalTable" style="width: 100.0%; mso-cellspacing: 1.5pt; border: solid #CCCCCC 1.0pt; mso-border-alt: solid #CCCCCC .75pt; mso-yfti-tbllook: 1184; mso-padding-alt: 2.4pt 2.4pt 2.4pt 2.4pt;" border="1" cellspacing="3" cellpadding="0" width="100%"&gt;</text:p>
            <text:p>&lt;tbody&gt;</text:p>
            <text:p>&lt;tr&gt;</text:p>
            <text:p>&lt;td style="border: none; padding: 2.4pt 2.4pt 2.4pt 2.4pt;"&gt;</text:p>
            <text:p>&lt;p class="MsoNormal"&gt;&lt;span style="font-size: 9.5pt; font-family: &amp;quot;Verdana&amp;quot;,&amp;quot;sans-serif&amp;quot;; color: #333333;"&gt;Buenas tardes, Solicito que se apruebe el alta en el MOS (My Oracle Suport) para <text:s text:c="2"/>el usuario MARIA DOLORES PAREDES GARRIDO, con DNI 30.808.777-R, y email &lt;a href="mailto:MDOLORES.PAREDES.EXT@JUNTADEANDALUCIA.ES"&gt;MDOLORES.PAREDES.EXT@JUNTADEANDALUCIA.ES&lt;/a&gt; Muchas gracias.&amp;nbsp;&lt;/span&gt;&lt;/p&gt;</text:p>
            <text:p>&lt;/td&gt;</text:p>
            <text:p>&lt;/tr&gt;</text:p>
            <text:p>&lt;/tbody&gt;</text:p>
            <text:p>&lt;/table&gt;</text:p>
          </table:table-cell>
          <table:table-cell office:value-type="string">
            <text:p>Cierre definitivo</text:p>
          </table:table-cell>
          <table:table-cell table:number-columns-repeated="998"/>
        </table:table-row>
        <table:table-row table:style-name="ro12">
          <table:table-cell office:value-type="string">
            <text:p>Solicitar Acceso</text:p>
          </table:table-cell>
          <table:table-cell office:value-type="string">
            <text:p>Acceso a Oracle descargas de parches de Oracle</text:p>
          </table:table-cell>
          <table:table-cell office:value-type="string">
            <text:p>PLANIFICACIÓN</text:p>
          </table:table-cell>
          <table:table-cell office:value-type="string">
            <text:p>Baj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table:number-columns-repeated="2" office:value-type="string">
            <text:p>luis.gavira.cortes</text:p>
          </table:table-cell>
          <table:table-cell office:value-type="string">
            <text:p>NO EXISTE</text:p>
          </table:table-cell>
          <table:table-cell table:number-columns-repeated="10"/>
          <table:table-cell office:value-type="string">
            <text:p>Atendido</text:p>
          </table:table-cell>
          <table:table-cell office:value-type="string">
            <text:p>26/02/2015 12:00:08</text:p>
          </table:table-cell>
          <table:table-cell table:number-columns-repeated="2" office:value-type="string">
            <text:p>26/02/2015 14:12:27</text:p>
          </table:table-cell>
          <table:table-cell table:style-name="ce9" office:value-type="float" office:value="200548">
            <text:p>200548</text:p>
          </table:table-cell>
          <table:table-cell office:value-type="string">
            <text:p>&lt;span style="color: #333333; font-family: Verdana, sans-serif; font-size: 12.6666669845581px;"&gt;Buenas tardes, Solicito que se realice el alta en el MOS (My Oracle Suport) para el usuario JOSE MANUEL P&amp;Eacute;REZ BUTELO, con DNI&amp;nbsp;&lt;/span&gt;&lt;span style="font-size: 11.0pt; font-family: &amp;quot;Calibri&amp;quot;,&amp;quot;sans-serif&amp;quot;; mso-fareast-font-family: Calibri; mso-fareast-theme-font: minor-latin; color: #1f497d; mso-ansi-language: ES; mso-fareast-language: EN-US; mso-bidi-language: AR-SA;"&gt;30974226B&lt;/span&gt;&lt;span style="color: #333333; font-family: Verdana, sans-serif; font-size: 12.6666669845581px;"&gt;, &amp;nbsp;mail&amp;nbsp;&lt;/span&gt;&lt;span style="font-size: 9.0pt; font-family: &amp;quot;Verdana&amp;quot;,&amp;quot;sans-serif&amp;quot;; mso-fareast-font-family: Calibri; mso-fareast-theme-font: minor-latin; mso-bidi-font-family: Calibri; color: #2b2b2b; background: #F7F7F7; mso-ansi-language: ES; mso-fareast-language: EN-US; mso-bidi-language: AR-SA;"&gt;&lt;a href="mailto:josemanuel.perez.butelo.ext@juntadeandalucia.es"&gt;josemanuel.perez.butelo.ext@juntadeandalucia.es&lt;/a&gt;&lt;/span&gt;&lt;span style="color: #333333; font-family: Verdana, sans-serif; font-size: 12.6666669845581px;"&gt;&amp;nbsp;, Tel&amp;eacute;fono&amp;nbsp;&lt;/span&gt;&lt;span style="font-size: 11.0pt; font-family: &amp;quot;Calibri&amp;quot;,&amp;quot;sans-serif&amp;quot;; mso-fareast-font-family: Calibri; mso-fareast-theme-font: minor-latin; color: #1f497d; mso-ansi-language: ES; mso-fareast-language: EN-US; mso-bidi-language: AR-SA;"&gt;645108161. &amp;nbsp;&lt;/span&gt;&lt;span style="color: #1f497d; font-family: Calibri, sans-serif; font-size: 11pt; background-color: #ffffc6;"&gt;Cargo: T&amp;eacute;cnico Sistemas de Informaci&amp;oacute;n, &amp;nbsp;&amp;nbsp;&lt;/span&gt;&lt;span style="color: #1f497d; font-family: Calibri, sans-serif; font-size: 11pt; background-color: #ffffc6;"&gt;Rol: T&amp;eacute;cnico de Desarrollo&lt;/span&gt;</text:p>
            <text:p>&lt;div&gt;&lt;span style="color: #333333; font-family: Verdana, sans-serif; font-size: 12.6666669845581px;"&gt;&lt;br /&gt;&lt;/span&gt;&lt;/div&gt;</text:p>
            <text:p>&lt;div&gt;&lt;span style="color: #333333; font-family: Verdana, sans-serif; font-size: 12.6666669845581px;"&gt;Muchas gracias.&amp;nbsp;&lt;/span&gt;&lt;/div&gt;</text:p>
          </table:table-cell>
          <table:table-cell office:value-type="string">
            <text:p>Cierre definitivo</text:p>
          </table:table-cell>
          <table:table-cell table:number-columns-repeated="998"/>
        </table:table-row>
        <table:table-row table:style-name="ro13">
          <table:table-cell office:value-type="string">
            <text:p>Solicitar petición general</text:p>
          </table:table-cell>
          <table:table-cell office:value-type="string">
            <text:p>Disponibilidad de Licencias de Oracle</text:p>
          </table:table-cell>
          <table:table-cell office:value-type="string">
            <text:p>BAJA</text:p>
          </table:table-cell>
          <table:table-cell office:value-type="string">
            <text:p>Medi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table:number-columns-repeated="2" office:value-type="string">
            <text:p>david.pelayo.ext</text:p>
          </table:table-cell>
          <table:table-cell office:value-type="string">
            <text:p>lorenzo.v.pairet.ext</text:p>
          </table:table-cell>
          <table:table-cell office:value-type="string">
            <text:p>Web de Citas</text:p>
          </table:table-cell>
          <table:table-cell office:value-type="string">
            <text:p>Citas</text:p>
          </table:table-cell>
          <table:table-cell office:value-type="string">
            <text:p>RDBMS - RAC</text:p>
          </table:table-cell>
          <table:table-cell office:value-type="string">
            <text:p>Licencias</text:p>
          </table:table-cell>
          <table:table-cell table:number-columns-repeated="6"/>
          <table:table-cell office:value-type="string">
            <text:p>Atendido</text:p>
          </table:table-cell>
          <table:table-cell office:value-type="string">
            <text:p>12/02/2015 12:25:58</text:p>
          </table:table-cell>
          <table:table-cell office:value-type="string">
            <text:p>10/05/2015 00:00:02</text:p>
          </table:table-cell>
          <table:table-cell office:value-type="string">
            <text:p>09/05/2015 23:58:05</text:p>
          </table:table-cell>
          <table:table-cell table:style-name="ce9" office:value-type="float" office:value="200464">
            <text:p>200464</text:p>
          </table:table-cell>
          <table:table-cell office:value-type="string">
            <text:p>&lt;span id="incidentDetailForm:historyList:4:value" class="datoTabla"&gt;Buenos d&amp;iacute;as,&lt;br /&gt;En referencia a una consulta realizada anteriormente sobre la disponibilidad de las licencias de Oracle para VEIASA necesitar&amp;iacute;a saber por favor, si tambi&amp;eacute;n podemos hacer uso de los siguientes productos de Oracle:&lt;br /&gt;&lt;br /&gt;&lt;/span&gt;&lt;ol&gt;</text:p>
            <text:p>&lt;li&gt;Oracle RAC&lt;/li&gt;</text:p>
            <text:p>&lt;li&gt;Oracle ONE&lt;/li&gt;</text:p>
            <text:p>&lt;/ol&gt;</text:p>
            <text:p>&lt;p&gt;Gracias.&lt;/p&gt;</text:p>
          </table:table-cell>
          <table:table-cell office:value-type="string">
            <text:p>Cierre definitivo</text:p>
          </table:table-cell>
          <table:table-cell table:number-columns-repeated="998"/>
        </table:table-row>
        <table:table-row table:style-name="ro14">
          <table:table-cell office:value-type="string">
            <text:p>Responder a campaña de información</text:p>
          </table:table-cell>
          <table:table-cell office:value-type="string">
            <text:p>VEIASA - Sondeo Previsión Planes Soporte 2015</text:p>
          </table:table-cell>
          <table:table-cell office:value-type="string">
            <text:p>BAJA</text:p>
          </table:table-cell>
          <table:table-cell office:value-type="string">
            <text:p>Medi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table:number-columns-repeated="2" office:value-type="string">
            <text:p>luis.gavira.cortes</text:p>
          </table:table-cell>
          <table:table-cell office:value-type="string">
            <text:p>laura.martinez.atienza</text:p>
          </table:table-cell>
          <table:table-cell table:number-columns-repeated="10"/>
          <table:table-cell office:value-type="string">
            <text:p>Atendido</text:p>
          </table:table-cell>
          <table:table-cell office:value-type="string">
            <text:p>02/02/2015 11:20:14</text:p>
          </table:table-cell>
          <table:table-cell office:value-type="string">
            <text:p>15/02/2015 00:00:00</text:p>
          </table:table-cell>
          <table:table-cell office:value-type="string">
            <text:p>15/02/2015 00:00:05</text:p>
          </table:table-cell>
          <table:table-cell table:style-name="ce9" office:value-type="float" office:value="200363">
            <text:p>200363</text:p>
          </table:table-cell>
          <table:table-cell office:value-type="string">
            <text:p>Abrimos este ticker en respuesta al correo recibido el 27-01-15, solicitando las previsiones de actuaciones sobre nuestra infraestructura Oracle para que se puedan Planificar los planes de Soporte en 2015.</text:p>
            <text:p>&lt;div&gt;&lt;br /&gt;&lt;/div&gt;</text:p>
            <text:p>&lt;div&gt;Adjunto excel con la informaci&amp;oacute;n solicitada.&lt;/div&gt;</text:p>
            <text:p>&lt;div&gt;&lt;br /&gt;&lt;/div&gt;</text:p>
            <text:p>&lt;div&gt;Saludos.&lt;/div&gt;</text:p>
          </table:table-cell>
          <table:table-cell office:value-type="string">
            <text:p>Cierre definitivo</text:p>
          </table:table-cell>
          <table:table-cell table:number-columns-repeated="998"/>
        </table:table-row>
        <table:table-row table:style-name="ro12">
          <table:table-cell office:value-type="string">
            <text:p>Solicitar petición general</text:p>
          </table:table-cell>
          <table:table-cell office:value-type="string">
            <text:p>Licenciamiento de Oracle</text:p>
          </table:table-cell>
          <table:table-cell office:value-type="string">
            <text:p>PLANIFICACIÓN</text:p>
          </table:table-cell>
          <table:table-cell office:value-type="string">
            <text:p>Baja</text:p>
          </table:table-cell>
          <table:table-cell office:value-type="string">
            <text:p>CIERRE</text:p>
          </table:table-cell>
          <table:table-cell office:value-type="string">
            <text:p>C</text:p>
          </table:table-cell>
          <table:table-cell office:value-type="string">
            <text:p>lorenzo.v.pairet.ext</text:p>
          </table:table-cell>
          <table:table-cell table:number-columns-repeated="2" office:value-type="string">
            <text:p>david.pelayo.ext</text:p>
          </table:table-cell>
          <table:table-cell table:number-columns-repeated="2"/>
          <table:table-cell office:value-type="string">
            <text:p>RDBMS - Oracle Database</text:p>
          </table:table-cell>
          <table:table-cell table:number-columns-repeated="7"/>
          <table:table-cell office:value-type="string">
            <text:p>Atendido</text:p>
          </table:table-cell>
          <table:table-cell office:value-type="string">
            <text:p>20/01/2015 17:18:14</text:p>
          </table:table-cell>
          <table:table-cell office:value-type="string">
            <text:p>03/02/2015 21:59:20</text:p>
          </table:table-cell>
          <table:table-cell office:value-type="string">
            <text:p>03/02/2015 21:59:21</text:p>
          </table:table-cell>
          <table:table-cell table:style-name="ce9" office:value-type="float" office:value="200300">
            <text:p>200300</text:p>
          </table:table-cell>
          <table:table-cell office:value-type="string">
            <text:p>Buenas tardes Enrique,</text:p>
            <text:p/>
            <text:p>Quería trasladarte una consulta respecto al licenciamiento de Oracle en VEIASA. Estamos inmersos en proyectos de renovación tecnológica y por una parte, vamos a actualizar las versiones de Oracle de algunas aplicaciones y por otra, tenemos alojado en proveedores externos aplicativos de VEIASA soportados con Oracle y al cambiar de proveedor necesitamos montar nuevamente Oracle, ¿Cómo es el modelo de licenciamiento?¿Para VEIASA tiene algún coste el acceder a esas licencias y soporte?</text:p>
            <text:p/>
            <text:p>Saludos y Gracias.</text:p>
            <text:p/>
            <text:p>David Pelayo Cruz</text:p>
            <text:p>Unidad de Sistemas de Información</text:p>
            <text:p>Verificaciones Industriales de Andalucía, S.A.</text:p>
            <text:p>C/ Albert Einstein, 6 ¿ Locales 8, 9 y 10 (Primera Planta)</text:p>
            <text:p>Isla de la Cartuja ¿ 41092 (Sevilla)</text:p>
            <text:p>Tfno: 955 54 28 90 (65 65 21) Fax: 955 04 40 57</text:p>
          </table:table-cell>
          <table:table-cell office:value-type="string">
            <text:p>Cierre definitivo</text:p>
          </table:table-cell>
          <table:table-cell table:number-columns-repeated="998"/>
        </table:table-row>
        <table:table-row table:style-name="ro12" table:number-rows-repeated="104855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ncuestas" table:style-name="ta1" table:print="false">
        <table:table-column table:style-name="co11" table:default-cell-style-name="ce3"/>
        <table:table-column table:style-name="co12" table:default-cell-style-name="ce3"/>
        <table:table-column table:style-name="co13" table:default-cell-style-name="ce13"/>
        <table:table-column table:style-name="co14" table:default-cell-style-name="ce13"/>
        <table:table-column table:style-name="co15" table:number-columns-repeated="1020" table:default-cell-style-name="ce3"/>
        <table:table-row table:style-name="ro6">
          <table:table-cell table:number-columns-repeated="1024"/>
        </table:table-row>
        <table:table-row table:style-name="ro5">
          <table:table-cell table:number-columns-repeated="2"/>
          <table:table-cell table:style-name="ce4" office:value-type="string">
            <text:p><text:span text:style-name="T1">SERGIO </text:span><text:span text:style-name="T1">OTERINO </text:span><text:span text:style-name="T1">CUBERO </text:span></text:p>
            <text:p>Rol: TECNICO</text:p>
            <text:p>Cargo: Responsable Desarrollo</text:p>
          </table:table-cell>
          <table:table-cell table:style-name="ce4" office:value-type="string">
            <text:p><text:span text:style-name="T1">LUIS </text:span><text:span text:style-name="T1">MANUEL </text:span><text:span text:style-name="T1">GAVIRA </text:span><text:span text:style-name="T1">CORTÉS</text:span></text:p>
            <text:p>Rol: REPRESENTANTE</text:p>
            <text:p><text:span text:style-name="T2">Tecnico </text:span><text:span text:style-name="T2">Adjunto </text:span><text:span text:style-name="T2">Unidad de </text:span><text:span text:style-name="T2">Sistemas </text:span><text:span text:style-name="T2">de </text:span><text:span text:style-name="T2">Informaci</text:span><text:span text:style-name="T2">ón</text:span>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ID de respuesta</text:p>
          </table:table-cell>
          <table:table-cell table:style-name="ce14" office:value-type="string">
            <text:p>32</text:p>
          </table:table-cell>
          <table:table-cell table:style-name="ce14" office:value-type="string">
            <text:p>85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Fecha de envío</text:p>
          </table:table-cell>
          <table:table-cell table:style-name="ce14" office:value-type="string">
            <text:p>2015-05-18 12:23:24</text:p>
          </table:table-cell>
          <table:table-cell table:style-name="ce14" office:value-type="string">
            <text:p>2015-05-29 12:12:07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Última página</text:p>
          </table:table-cell>
          <table:table-cell table:style-name="ce14" office:value-type="string">
            <text:p>7</text:p>
          </table:table-cell>
          <table:table-cell table:style-name="ce14" office:value-type="string">
            <text:p>7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Lenguaje inicial</text:p>
          </table:table-cell>
          <table:table-cell table:number-columns-repeated="2" office:value-type="string">
            <text:p>es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Fecha de inicio</text:p>
          </table:table-cell>
          <table:table-cell table:style-name="ce14" office:value-type="string">
            <text:p>2015-05-18 12:23:24</text:p>
          </table:table-cell>
          <table:table-cell table:style-name="ce14" office:value-type="string">
            <text:p>2015-05-29 12:12:07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Fecha de la última acción</text:p>
          </table:table-cell>
          <table:table-cell table:style-name="ce14" office:value-type="string">
            <text:p>2015-05-18 12:23:24</text:p>
          </table:table-cell>
          <table:table-cell table:style-name="ce14" office:value-type="string">
            <text:p>2015-05-29 12:12:07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Dirección IP</text:p>
          </table:table-cell>
          <table:table-cell table:number-columns-repeated="2" office:value-type="string">
            <text:p>10.242.66.4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Indique a qué organismo está asociado en el servicio</text:p>
          </table:table-cell>
          <table:table-cell table:number-columns-repeated="2" office:value-type="string">
            <text:p>VEIASA - Verificaciones Industriales de Andalucía, S.A.</text:p>
          </table:table-cell>
          <table:table-cell table:number-columns-repeated="1020"/>
        </table:table-row>
        <table:table-row table:style-name="ro11">
          <table:table-cell/>
          <table:table-cell table:style-name="ce4" office:value-type="string">
            <text:p>Rol que ocupa en su organización con respecto al Servicio Corporativo Oracle</text:p>
          </table:table-cell>
          <table:table-cell table:number-columns-repeated="2" office:value-type="string">
            <text:p>Enlace Dinamizador</text:p>
          </table:table-cell>
          <table:table-cell table:number-columns-repeated="1020"/>
        </table:table-row>
        <table:table-row table:style-name="ro11">
          <table:table-cell/>
          <table:table-cell table:style-name="ce4" office:value-type="string">
            <text:p>¿Cubre el Servicio Corporativo Oracle sus necesidades en cuestión de licencias de productos?</text:p>
          </table:table-cell>
          <table:table-cell office:value-type="string">
            <text:p>Muy poco</text:p>
          </table:table-cell>
          <table:table-cell office:value-type="string">
            <text:p>Parcialmente</text:p>
          </table:table-cell>
          <table:table-cell table:number-columns-repeated="1020"/>
        </table:table-row>
        <table:table-row table:style-name="ro11">
          <table:table-cell/>
          <table:table-cell table:style-name="ce4" office:value-type="string">
            <text:p>¿Le resulta útil la base de conocimientos de My Oracle Support para encontrar soluciones Vd. mismo?</text:p>
          </table:table-cell>
          <table:table-cell table:number-columns-repeated="1022"/>
        </table:table-row>
        <table:table-row table:style-name="ro11">
          <table:table-cell/>
          <table:table-cell table:style-name="ce4" office:value-type="string">
            <text:p>¿Qué nivel medio de calidad de servicio ha recibido en la resolución de SR?</text:p>
          </table:table-cell>
          <table:table-cell table:number-columns-repeated="1022"/>
        </table:table-row>
        <table:table-row table:style-name="ro11">
          <table:table-cell/>
          <table:table-cell table:style-name="ce4" office:value-type="string">
            <text:p>Valore de forma global el nivel de servicio ofrecido por Soporte Básico, My Oracle Support</text:p>
          </table:table-cell>
          <table:table-cell office:value-type="string">
            <text:p>Mala</text:p>
          </table:table-cell>
          <table:table-cell office:value-type="string">
            <text:p>Buena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>
            <text:p>Haznos llegar cualquier observación relativa al soporte básico y/o su herramienta (MOS)</text:p>
          </table:table-cell>
          <table:table-cell office:value-type="string">
            <text:p>La herramienta no funciona correctamente en todos los navegadores. No es una herramienta intuitiva.</text:p>
            <text:p/>
            <text:p>Respecto al soporte, tenemos la sensación de que se está más interesado en cerrar el ticket de la incidencia que en resolver la misma. </text:p>
            <text:p/>
            <text:p>Hoy por hoy no apreciamos ninguna ventaja al soporte que nos presta Oracle.</text:p>
          </table:table-cell>
          <table:table-cell table:number-columns-repeated="1021"/>
        </table:table-row>
        <table:table-row table:style-name="ro6">
          <table:table-cell/>
          <table:table-cell table:style-name="ce4" office:value-type="string">
            <text:p>Evalúe la relación con el gestor de cuenta asignado a su organismo</text:p>
          </table:table-cell>
          <table:table-cell office:value-type="string">
            <text:p>Normal</text:p>
          </table:table-cell>
          <table:table-cell office:value-type="string">
            <text:p>Excelente</text:p>
          </table:table-cell>
          <table:table-cell table:number-columns-repeated="1020"/>
        </table:table-row>
        <table:table-row table:style-name="ro11">
          <table:table-cell/>
          <table:table-cell table:style-name="ce4" office:value-type="string">
            <text:p>Capacitación/conocimientos técnicos del equipo de ingenieros Oracle en la tecnología Oracle utilizada en sus sistemas</text:p>
          </table:table-cell>
          <table:table-cell table:number-columns-repeated="1022"/>
        </table:table-row>
        <table:table-row table:style-name="ro11">
          <table:table-cell/>
          <table:table-cell table:style-name="ce4" office:value-type="string">
            <text:p>Rendimiento/eficiencia del equipo de ingenieros Oracle (si responden en tiempo en relación a los hitos acordados)</text:p>
          </table:table-cell>
          <table:table-cell table:number-columns-repeated="1022"/>
        </table:table-row>
        <table:table-row table:style-name="ro5">
          <table:table-cell/>
          <table:table-cell table:style-name="ce4" office:value-type="string">
            <text:p>Eficacia del equipo de ingenieros Oracle (si su trabajo se ajusta a los objetivos marcados y tiene un planteamiento directo, práctico y útil)</text:p>
          </table:table-cell>
          <table:table-cell table:number-columns-repeated="1022"/>
        </table:table-row>
        <table:table-row table:style-name="ro11">
          <table:table-cell/>
          <table:table-cell table:style-name="ce4" office:value-type="string">
            <text:p>Calidad del equipo de ingenieros Oracle (si se esmeran en la calidad de los resultados)</text:p>
          </table:table-cell>
          <table:table-cell table:number-columns-repeated="1022"/>
        </table:table-row>
        <table:table-row table:style-name="ro11">
          <table:table-cell/>
          <table:table-cell table:style-name="ce4" office:value-type="string">
            <text:p>Accesibilidad/disponibilidad del equipo de ingenieros Oracle. Facilidad de interacción y acceso al equipo técnico</text:p>
          </table:table-cell>
          <table:table-cell table:number-columns-repeated="1022"/>
        </table:table-row>
        <table:table-row table:style-name="ro11">
          <table:table-cell/>
          <table:table-cell table:style-name="ce4" office:value-type="string">
            <text:p>Proactividad del equipo de ingenieros Oracle (envío de alertas sobre parches, propuestas de cambio, etc)</text:p>
          </table:table-cell>
          <table:table-cell table:number-columns-repeated="1022"/>
        </table:table-row>
        <table:table-row table:style-name="ro11">
          <table:table-cell/>
          <table:table-cell table:style-name="ce4" office:value-type="string">
            <text:p>Carácter/Disposición del equipo de ingenieros Oracle (carácter, trato, nivel de motivación, etc.)</text:p>
          </table:table-cell>
          <table:table-cell table:number-columns-repeated="1022"/>
        </table:table-row>
        <table:table-row table:style-name="ro5">
          <table:table-cell/>
          <table:table-cell table:style-name="ce4" office:value-type="string">
            <text:p>Grado de implicación en sus proyectos y nivel de conocimiento de su infraestructura por parte del equipo que presta el Servicio Corporativo Oracle</text:p>
          </table:table-cell>
          <table:table-cell office:value-type="string">
            <text:p>Mala</text:p>
          </table:table-cell>
          <table:table-cell office:value-type="string">
            <text:p>Normal</text:p>
          </table:table-cell>
          <table:table-cell table:number-columns-repeated="1020"/>
        </table:table-row>
        <table:table-row table:style-name="ro11">
          <table:table-cell/>
          <table:table-cell table:style-name="ce4" office:value-type="string">
            <text:p>Evalúe de forma global la cualificación y actitud del equipo de ingenieros Oracle que presta servicio a su organismo</text:p>
          </table:table-cell>
          <table:table-cell office:value-type="string">
            <text:p>Mala</text:p>
          </table:table-cell>
          <table:table-cell office:value-type="string">
            <text:p>Excelente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>
            <text:p>Haznos llegar cualquier observación relativa al equipo de ingenieros de Soporte Avanzado: lo que más valoras, lo que habría que mejorar, etc.</text:p>
          </table:table-cell>
          <table:table-cell office:value-type="string">
            <text:p>No se nos dan soluciones. Se limita a contestar los tickets para dejar la pelota en el tejado del cliente y cerrar el ticket cuando no se recibe respuesta.</text:p>
          </table:table-cell>
          <table:table-cell table:number-columns-repeated="1021"/>
        </table:table-row>
        <table:table-row table:style-name="ro11">
          <table:table-cell/>
          <table:table-cell table:style-name="ce4" office:value-type="string">
            <text:p>Calidad del servicio recibido en la resolución de Incidencias y Consultas por parte de Soporte Avanzado</text:p>
          </table:table-cell>
          <table:table-cell office:value-type="string">
            <text:p>Mala</text:p>
          </table:table-cell>
          <table:table-cell office:value-type="string">
            <text:p>Normal</text:p>
          </table:table-cell>
          <table:table-cell table:number-columns-repeated="1020"/>
        </table:table-row>
        <table:table-row table:style-name="ro11">
          <table:table-cell/>
          <table:table-cell table:style-name="ce4" office:value-type="string">
            <text:p>¿Cubre el Servicio Corporativo Oracle sus necesidades en relación a las actividades que se ejecutan en los Planes de Soporte?</text:p>
          </table:table-cell>
          <table:table-cell office:value-type="string">
            <text:p>Nada</text:p>
          </table:table-cell>
          <table:table-cell office:value-type="string">
            <text:p>Bastante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>
            <text:p>Calidad de servicio recibido en la ejecución de asistencias especializadas y actividades definidas en el Plan de Soporte por parte de Soporte Avanzado.</text:p>
          </table:table-cell>
          <table:table-cell office:value-type="string">
            <text:p>Regular</text:p>
          </table:table-cell>
          <table:table-cell office:value-type="string">
            <text:p>Excelente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>
            <text:p>Haznos llegar cualquier observación sobre la calidad y alcance de los servicios de Soporte Avanzado, tanto reactivo (incidencias y consultas) como proactivo (planes de soporte)</text:p>
          </table:table-cell>
          <table:table-cell office:value-type="string">
            <text:p>Practicamente no hay servicio.</text:p>
          </table:table-cell>
          <table:table-cell table:number-columns-repeated="1021"/>
        </table:table-row>
        <table:table-row table:style-name="ro11">
          <table:table-cell/>
          <table:table-cell table:style-name="ce4" office:value-type="string">
            <text:p>¿Consideras interesantes o útiles para tu organismo las sesiones de conocimiento propuestas para el 2015?</text:p>
          </table:table-cell>
          <table:table-cell office:value-type="string">
            <text:p>Muy poco</text:p>
          </table:table-cell>
          <table:table-cell office:value-type="string">
            <text:p>Bastante</text:p>
          </table:table-cell>
          <table:table-cell table:number-columns-repeated="1020"/>
        </table:table-row>
        <table:table-row table:style-name="ro11">
          <table:table-cell/>
          <table:table-cell table:style-name="ce4" office:value-type="string">
            <text:p>Evalúe el nivel de servicio recibido en relación a las transferencias de conocimiento</text:p>
          </table:table-cell>
          <table:table-cell table:number-columns-repeated="1022"/>
        </table:table-row>
        <table:table-row table:style-name="ro11">
          <table:table-cell/>
          <table:table-cell table:style-name="ce4" office:value-type="string">
            <text:p>Haznos llegar cualquier observación sobre la actividad de transferencias de conocimiento</text:p>
          </table:table-cell>
          <table:table-cell office:value-type="string">
            <text:p>No fueron antendidas ni una de las solicitudes que propusimos desde la empresa y que nos resultaban interesantes.</text:p>
          </table:table-cell>
          <table:table-cell table:number-columns-repeated="1021"/>
        </table:table-row>
        <table:table-row table:style-name="ro11">
          <table:table-cell/>
          <table:table-cell table:style-name="ce4" office:value-type="string">
            <text:p>Valore de forma global el nivel de servicio ofrecido por los servicios de Soporte Avanzado</text:p>
          </table:table-cell>
          <table:table-cell office:value-type="string">
            <text:p>Regular</text:p>
          </table:table-cell>
          <table:table-cell office:value-type="string">
            <text:p>Buena</text:p>
          </table:table-cell>
          <table:table-cell table:number-columns-repeated="1020"/>
        </table:table-row>
        <table:table-row table:style-name="ro11">
          <table:table-cell/>
          <table:table-cell table:style-name="ce4" office:value-type="string">
            <text:p>Haznos llegar cualquier observación relativa al Soporte Avanzado en general</text:p>
          </table:table-cell>
          <table:table-cell table:number-columns-repeated="1022"/>
        </table:table-row>
        <table:table-row table:style-name="ro5">
          <table:table-cell/>
          <table:table-cell table:style-name="ce4" office:value-type="string">
            <text:p>¿Se considera convenientemente informado sobre acceso, uso, procedimientos, herramientas, convocatorias, campañas del servicio? ¿Recibe las noticias sobre el servicio?</text:p>
          </table:table-cell>
          <table:table-cell office:value-type="string">
            <text:p>Muy poco</text:p>
          </table:table-cell>
          <table:table-cell office:value-type="string">
            <text:p>Bastante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>
            <text:p>Evalúe la calidad de servicio en relación a si son atendidas adecuadamente sus consultas o peticiones de carácter general a la Dirección de Proyecto</text:p>
          </table:table-cell>
          <table:table-cell office:value-type="string">
            <text:p>Mala</text:p>
          </table:table-cell>
          <table:table-cell office:value-type="string">
            <text:p>Excelente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>
            <text:p>Evalúe la calidad de servicio en relación a si son atendidas adecuadamente sus peticiones de Solicitud de Acceso al Servicio por parte de CAU</text:p>
          </table:table-cell>
          <table:table-cell office:value-type="string">
            <text:p>Mala</text:p>
          </table:table-cell>
          <table:table-cell office:value-type="string">
            <text:p>Excelente</text:p>
          </table:table-cell>
          <table:table-cell table:number-columns-repeated="1020"/>
        </table:table-row>
        <table:table-row table:style-name="ro11">
          <table:table-cell/>
          <table:table-cell table:style-name="ce4" office:value-type="string">
            <text:p>Comentarios generales o propuestas de mejora sobre el diseño general del servicio</text:p>
          </table:table-cell>
          <table:table-cell table:number-columns-repeated="1022"/>
        </table:table-row>
        <table:table-row table:style-name="ro5">
          <table:table-cell/>
          <table:table-cell table:style-name="ce4" office:value-type="string">
            <text:p>En términos globales ¿Cuál es su valoración de la prestación del Servicio Corporativo Oracle en su Organismo durante el último año?</text:p>
          </table:table-cell>
          <table:table-cell office:value-type="string">
            <text:p>Mala</text:p>
          </table:table-cell>
          <table:table-cell office:value-type="string">
            <text:p>Buena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Observaciones generales sobre el servicio recibido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iempo total</text:p>
          </table:table-cell>
          <table:table-cell office:value-type="string">
            <text:p>578.28</text:p>
          </table:table-cell>
          <table:table-cell office:value-type="string">
            <text:p>166.38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Temporización del grupo: Organismo y Rol</text:p>
          </table:table-cell>
          <table:table-cell office:value-type="string">
            <text:p>32.91</text:p>
          </table:table-cell>
          <table:table-cell table:style-name="ce14" office:value-type="string">
            <text:p>15.3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Temporización de la pregunta: O1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O2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l grupo: Licencias</text:p>
          </table:table-cell>
          <table:table-cell table:style-name="ce14" office:value-type="string">
            <text:p>10.29</text:p>
          </table:table-cell>
          <table:table-cell table:style-name="ce14" office:value-type="string">
            <text:p>12.84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Temporización de la pregunta: A1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l grupo: Soporte Básico (SB)</text:p>
          </table:table-cell>
          <table:table-cell office:value-type="string">
            <text:p>198.74</text:p>
          </table:table-cell>
          <table:table-cell table:style-name="ce14" office:value-type="string">
            <text:p>12.94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Temporización de la pregunta: BB1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BB2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B1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B2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l grupo: Soporte Avanzado (SA) - Equipo Técnico</text:p>
          </table:table-cell>
          <table:table-cell office:value-type="string">
            <text:p>226.37</text:p>
          </table:table-cell>
          <table:table-cell table:style-name="ce14" office:value-type="string">
            <text:p>29.5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Temporización de la pregunta: C1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C1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C2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C3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C4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C5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C6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C7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2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3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4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l grupo: Soporte Avanzado (SA) - Servicio</text:p>
          </table:table-cell>
          <table:table-cell office:value-type="string">
            <text:p>81.93</text:p>
          </table:table-cell>
          <table:table-cell office:value-type="string">
            <text:p>66.69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Temporización de la pregunta: C5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6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7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8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9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C9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10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11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C12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l grupo: General - Diseño del Servicio</text:p>
          </table:table-cell>
          <table:table-cell office:value-type="string">
            <text:p>18.48</text:p>
          </table:table-cell>
          <table:table-cell table:style-name="ce14" office:value-type="string">
            <text:p>23.1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Temporización de la pregunta: D1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D2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D3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D4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l grupo: Valoración global</text:p>
          </table:table-cell>
          <table:table-cell table:style-name="ce14" office:value-type="string">
            <text:p>9.56</text:p>
          </table:table-cell>
          <table:table-cell table:style-name="ce14" office:value-type="string">
            <text:p>6.01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Temporización de la pregunta: E1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Temporización de la pregunta: E2</text:p>
          </table:table-cell>
          <table:table-cell table:number-columns-repeated="1022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ialog" svg:font-family="Dialog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8/06/2015</text:date>, <text:time>14:37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5-06-08T14:37:42</dc:date>
    <dc:creator>laura </dc:creator>
    <meta:editing-duration>PT00H56M08S</meta:editing-duration>
    <meta:editing-cycles>4</meta:editing-cycles>
    <meta:document-statistic meta:table-count="2" meta:cell-count="447" meta:object-count="0"/>
  </office:meta>
</office:document-meta>
</file>